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000000008B9A770DDBFF3DF67.png" manifest:media-type="image/png"/>
  <manifest:file-entry manifest:full-path="Pictures/10000201000004B000000004EAAB421C2B7CE04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125in" fo:margin-left="-0.075in" fo:margin-top="0in" fo:margin-bottom="0in" table:align="left"/>
    </style:style>
    <style:style style:name="Table1.A" style:family="table-column">
      <style:table-column-properties style:column-width="1.0097in"/>
    </style:style>
    <style:style style:name="Table1.B" style:family="table-column">
      <style:table-column-properties style:column-width="0.8861in"/>
    </style:style>
    <style:style style:name="Table1.C" style:family="table-column">
      <style:table-column-properties style:column-width="0.9785in"/>
    </style:style>
    <style:style style:name="Table1.D" style:family="table-column">
      <style:table-column-properties style:column-width="3.9375in"/>
    </style:style>
    <style:style style:name="Table1.1" style:family="table-row">
      <style:table-row-properties fo:keep-together="auto"/>
    </style:style>
    <style:style style:name="Table1.A1" style:family="table-cell">
      <style:table-cell-properties style:vertical-align="middle" fo:padding="0in" fo:border="0.75pt solid #dfe2e5"/>
    </style:style>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master-page-name="Converted1">
      <style:paragraph-properties fo:margin-top="0in" fo:margin-bottom="0in" loext:contextual-spacing="false" fo:line-height="100%" style:page-number="auto"/>
    </style:style>
    <style:style style:name="P3" style:family="paragraph" style:parent-style-name="Standard" style:master-page-name="Standard">
      <style:paragraph-properties fo:margin-top="0in" fo:margin-bottom="0in" loext:contextual-spacing="false" fo:line-height="100%" fo:text-align="justify" style:justify-single-word="false" style:page-number="1" fo:padding="0in" fo:border="none"/>
    </style:style>
    <style:style style:name="P4" style:family="paragraph" style:parent-style-name="Standard">
      <style:paragraph-properties fo:margin-top="0.0417in" fo:margin-bottom="0in" loext:contextual-spacing="false" fo:line-height="100%" fo:text-align="justify" style:justify-single-word="false"/>
    </style:style>
    <style:style style:name="P5" style:family="paragraph" style:parent-style-name="Standard">
      <style:paragraph-properties fo:margin-top="0.139in" fo:margin-bottom="0in" loext:contextual-spacing="false"/>
    </style:style>
    <style:style style:name="P6" style:family="paragraph" style:parent-style-name="Standard">
      <style:paragraph-properties fo:margin-top="0.139in" fo:margin-bottom="0in" loext:contextual-spacing="false" fo:line-height="100%" fo:text-align="justify" style:justify-single-word="false"/>
    </style:style>
    <style:style style:name="P7" style:family="paragraph" style:parent-style-name="Standard">
      <style:paragraph-properties fo:margin-top="0.139in" fo:margin-bottom="0in" loext:contextual-spacing="false" fo:line-height="115%"/>
    </style:style>
    <style:style style:name="P8" style:family="paragraph" style:parent-style-name="Standard">
      <style:paragraph-properties fo:margin-top="0.139in" fo:margin-bottom="0in" loext:contextual-spacing="false" fo:padding="0in" fo:border="none"/>
    </style:style>
    <style:style style:name="P9" style:family="paragraph" style:parent-style-name="Standard" style:list-style-name="WWNum3">
      <style:paragraph-properties fo:margin-left="0.5in" fo:margin-right="0in" fo:margin-top="0.139in" fo:margin-bottom="0in" loext:contextual-spacing="true" fo:line-height="115%" fo:text-indent="-0.25in" style:auto-text-indent="false"/>
    </style:style>
    <style:style style:name="P10" style:family="paragraph" style:parent-style-name="Standard" style:list-style-name="WWNum1">
      <style:paragraph-properties fo:margin-left="0.5in" fo:margin-right="0in" fo:margin-top="0.139in" fo:margin-bottom="0in" loext:contextual-spacing="true" fo:line-height="115%" fo:text-indent="-0.25in" style:auto-text-indent="false"/>
    </style:style>
    <style:style style:name="P11" style:family="paragraph" style:parent-style-name="Standard" style:list-style-name="WWNum4">
      <style:paragraph-properties fo:margin-left="0.5in" fo:margin-right="0in" fo:margin-top="0in" fo:margin-bottom="0.1665in" loext:contextual-spacing="true" fo:line-height="115%" fo:text-align="justify" style:justify-single-word="false" fo:text-indent="-0.25in" style:auto-text-indent="false"/>
    </style:style>
    <style:style style:name="P12" style:family="paragraph" style:parent-style-name="Standard">
      <style:paragraph-properties fo:margin-left="0in" fo:margin-right="0in" fo:margin-top="0.139in" fo:margin-bottom="0in" loext:contextual-spacing="false" fo:line-height="115%" fo:text-indent="0in" style:auto-text-indent="false"/>
    </style:style>
    <style:style style:name="P13"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style>
    <style:style style:name="P14"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style>
    <style:style style:name="P15" style:family="paragraph" style:parent-style-name="Standard">
      <style:paragraph-properties fo:margin-left="0in" fo:margin-right="0in" fo:margin-top="0in" fo:margin-bottom="0.1665in" loext:contextual-spacing="false" fo:line-height="100%" fo:text-align="justify" style:justify-single-word="false" fo:text-indent="0in" style:auto-text-indent="false"/>
    </style:style>
    <style:style style:name="P16" style:family="paragraph" style:parent-style-name="Standard">
      <style:paragraph-properties fo:margin-left="0in" fo:margin-right="0in" fo:margin-top="0.0835in" fo:margin-bottom="0.0417in" loext:contextual-spacing="false" fo:line-height="115%" fo:text-indent="0in" style:auto-text-indent="false"/>
    </style:style>
    <style:style style:name="P17" style:family="paragraph" style:parent-style-name="Standard">
      <style:paragraph-properties fo:margin-left="0in" fo:margin-right="0in" fo:margin-top="0.0835in" fo:margin-bottom="0.0417in" loext:contextual-spacing="false" fo:line-height="115%" fo:text-align="center" style:justify-single-word="false" fo:text-indent="0in" style:auto-text-indent="false"/>
    </style:style>
    <style:style style:name="P18" style:family="paragraph" style:parent-style-name="Standard" style:list-style-name="WWNum2">
      <style:paragraph-properties fo:margin-left="0.25in" fo:margin-right="0in" fo:margin-top="0.028in" fo:margin-bottom="0.1665in" loext:contextual-spacing="true" fo:line-height="100%" fo:text-align="justify" style:justify-single-word="false" fo:keep-together="auto" fo:orphans="2" fo:widows="2" fo:text-indent="-0.1874in" style:auto-text-indent="false" fo:padding="0in" fo:border="none" fo:keep-with-next="auto"/>
    </style:style>
    <style:style style:name="P19" style:family="paragraph" style:parent-style-name="Standard" style:list-style-name="WWNum2">
      <style:paragraph-properties fo:margin-left="0.25in" fo:margin-right="0in" fo:margin-top="0.028in" fo:margin-bottom="0.1665in" loext:contextual-spacing="true" fo:line-height="100%" fo:text-align="justify" style:justify-single-word="false" fo:text-indent="-0.1874in" style:auto-text-indent="false"/>
    </style:style>
    <style:style style:name="P20" style:family="paragraph" style:parent-style-name="Standard" style:list-style-name="WWNum5">
      <style:paragraph-properties fo:margin-left="0.25in" fo:margin-right="0in" fo:margin-top="0.028in" fo:margin-bottom="0.1665in" loext:contextual-spacing="true" fo:line-height="100%" fo:text-align="justify" style:justify-single-word="false" fo:text-indent="-0.1874in" style:auto-text-indent="false"/>
    </style:style>
    <style:style style:name="P21" style:family="paragraph" style:parent-style-name="Standard" style:list-style-name="WWNum5">
      <style:paragraph-properties fo:margin-left="0.25in" fo:margin-right="0in" fo:margin-top="0in" fo:margin-bottom="0.1665in" loext:contextual-spacing="true" fo:line-height="100%" fo:text-align="justify" style:justify-single-word="false" fo:text-indent="-0.1874in" style:auto-text-indent="false"/>
    </style:style>
    <style:style style:name="P22" style:family="paragraph" style:parent-style-name="Standard" style:list-style-name="WWNum5">
      <style:paragraph-properties fo:margin-left="0.25in" fo:margin-right="0in" fo:margin-top="0.028in" fo:margin-bottom="0.0417in" loext:contextual-spacing="false" fo:line-height="100%" fo:text-align="justify" style:justify-single-word="false" fo:text-indent="-0.1874in" style:auto-text-indent="false"/>
    </style:style>
    <style:style style:name="P23"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P24" style:family="paragraph" style:parent-style-name="Heading_20_4">
      <style:paragraph-properties fo:margin-top="0.111in" fo:margin-bottom="0in" loext:contextual-spacing="false" fo:line-height="115%"/>
    </style:style>
    <style:style style:name="P25" style:family="paragraph" style:parent-style-name="Heading_20_4">
      <style:paragraph-properties fo:margin-top="0.111in" fo:margin-bottom="0in" loext:contextual-spacing="false" fo:line-height="100%" fo:text-align="justify" style:justify-single-word="false"/>
    </style:style>
    <style:style style:name="P26" style:family="paragraph" style:parent-style-name="Heading_20_4">
      <style:paragraph-properties fo:margin-left="0in" fo:margin-right="0in" fo:margin-top="0.111in" fo:margin-bottom="0in" loext:contextual-spacing="false" fo:line-height="100%" fo:text-align="justify" style:justify-single-word="false" fo:text-indent="0in" style:auto-text-indent="false"/>
    </style:style>
    <style:style style:name="P27" style:family="paragraph" style:parent-style-name="Heading_20_3">
      <style:paragraph-properties fo:margin-top="0.0417in" fo:margin-bottom="0in" loext:contextual-spacing="false" fo:line-height="100%" fo:text-align="justify" style:justify-single-word="false"/>
    </style:style>
    <style:style style:name="P28" style:family="paragraph" style:parent-style-name="Heading_20_3">
      <style:paragraph-properties fo:margin-top="0.139in" fo:margin-bottom="0in" loext:contextual-spacing="false" fo:line-height="100%" fo:text-align="justify" style:justify-single-word="false"/>
    </style:style>
    <style:style style:name="P29" style:family="paragraph" style:parent-style-name="Heading_20_3">
      <style:paragraph-properties fo:margin-top="0.139in" fo:margin-bottom="0in" loext:contextual-spacing="false" fo:line-height="115%"/>
    </style:style>
    <style:style style:name="P30" style:family="paragraph" style:parent-style-name="Heading_20_3">
      <style:paragraph-properties fo:margin-top="0.139in" fo:margin-bottom="0in" loext:contextual-spacing="false" fo:line-height="115%" fo:text-align="justify" style:justify-single-word="false"/>
    </style:style>
    <style:style style:name="P31" style:family="paragraph" style:parent-style-name="Heading_20_3">
      <style:paragraph-properties fo:margin-left="-0.0102in" fo:margin-right="0in" fo:margin-top="0.139in" fo:margin-bottom="0in" loext:contextual-spacing="false" fo:line-height="115%" fo:text-align="justify" style:justify-single-word="false" fo:keep-together="auto" fo:orphans="2" fo:widows="2" fo:text-indent="0in" style:auto-text-indent="false" fo:padding="0in" fo:border="none" fo:keep-with-next="auto"/>
    </style:style>
    <style:style style:name="P32" style:family="paragraph" style:parent-style-name="Subtitle">
      <style:paragraph-properties fo:margin-top="0in" fo:margin-bottom="0in" loext:contextual-spacing="false" fo:line-height="100%" fo:padding="0in" fo:border="none"/>
    </style:style>
    <style:style style:name="P33" style:family="paragraph" style:parent-style-name="Subtitle">
      <style:paragraph-properties fo:margin-top="0in" fo:margin-bottom="0in" loext:contextual-spacing="false" fo:line-height="100%" fo:text-align="justify" style:justify-single-word="false" fo:padding="0in" fo:border="none"/>
    </style:style>
    <style:style style:name="P34" style:family="paragraph" style:parent-style-name="Title">
      <style:paragraph-properties fo:margin-top="0in" fo:margin-bottom="0in" loext:contextual-spacing="false" fo:line-height="100%" fo:text-align="justify" style:justify-single-word="false" fo:padding="0in" fo:border="none"/>
    </style:style>
    <style:style style:name="P35" style:family="paragraph" style:parent-style-name="Title">
      <style:paragraph-properties fo:margin-left="0in" fo:margin-right="0in" fo:margin-top="0in" fo:margin-bottom="0in" loext:contextual-spacing="false" fo:line-height="115%" fo:text-indent="0in" style:auto-text-indent="false"/>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font-weight="bold" style:font-weight-asian="bold"/>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fo:font-size="30pt" style:font-size-asian="30pt" style:font-size-complex="30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style:text-position="super 58%"/>
    </style:style>
    <style:style style:name="T8" style:family="text">
      <style:text-properties fo:font-size="10pt" style:font-size-asian="10pt" style:font-size-complex="10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style:text-underline-style="none"/>
    </style:style>
    <style:style style:name="T11" style:family="text">
      <style:text-properties fo:color="#8c7252" fo:font-size="12pt" fo:font-weight="bold" style:font-size-asian="12pt" style:font-weight-asian="bold" style:font-size-complex="12pt"/>
    </style:style>
    <style:style style:name="T12"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V204] Security Technologies</text:span></text:p>
      <text:p text:style-name="P34"><text:bookmark text:name="_mbjsiz6n6jlo"/><text:span text:style-name="T2">KeePassNFC applet</text:span></text:p>
      <text:p text:style-name="P33"><text:bookmark text:name="_vb8p0lepu9vn"/><text:span text:style-name="T4">5. Improvement and Profiling</text:span></text:p>
      <text:p text:style-name="P4"><draw:frame draw:style-name="fr1" draw:name="image2.png" text:anchor-type="as-char" svg:width="6.5in" svg:height="0.0417in" draw:z-index="0"><draw:image xlink:href="Pictures/10000201000004B000000008B9A770DDBFF3DF67.png" xlink:type="simple" xlink:show="embed" xlink:actuate="onLoad"/><svg:desc>horizontal line</svg:desc></draw:frame><text:span text:style-name="T5"> </text:span></text:p>
      <text:p text:style-name="P27"><text:bookmark text:name="_85wzzao5z4j6"/>KeePassNFC applet functionality</text:p>
      <text:p text:style-name="P6">The general functionality offered remains the same, with the addition of Master/User PIN management, and their requirement for verification to issue specific commands.</text:p>
      <text:p text:style-name="P6">Also, the Password Key has now AES-256 format (AES-128 is not supported by KeePass<text:note text:id="ftn1" text:note-class="footnote"><text:note-citation>1</text:note-citation><text:note-body><text:p text:style-name="P2"><text:span text:style-name="T7"/><text:span text:style-name="T8"> </text:span><text:a xlink:type="simple" xlink:href="https://keepass.info/help/base/security.html" text:style-name="Internet_20_link" text:visited-style-name="Visited_20_Internet_20_Link"><text:span text:style-name="T9">https://keepass.info/help/base/security.html</text:span></text:a></text:p></text:note-body></text:note>).</text:p>
      <text:p text:style-name="P24"><text:bookmark text:name="_ttmsqfkfq5ik"/>Instructions and APDU formats changes</text:p>
      <text:p text:style-name="P7">The applet now offer 3 different classes:</text:p>
      <text:list xml:id="list836400215055830914" text:style-name="WWNum3">
        <text:list-item>
          <text:p text:style-name="P9">[0x90]: commands always issuable</text:p>
        </text:list-item>
        <text:list-item>
          <text:p text:style-name="P9">[0xA0]: PIN verification/management commands</text:p>
        </text:list-item>
        <text:list-item>
          <text:p text:style-name="P9">[0xB0]: the old class, holds all previously present commands</text:p>
        </text:list-item>
      </text:list>
      <text:p text:style-name="P7">Under [0x90] the instructions are:</text:p>
      <text:list xml:id="list3390800777555661063" text:style-name="WWNum1">
        <text:list-item>
          <text:p text:style-name="P10">[0x74] - Get Version: the same function as before, copied under this different class</text:p>
        </text:list-item>
        <text:list-item>
          <text:p text:style-name="P10">[0x72] - Get Lock Reason: returns PIN trials available for both User and Master PINs. This is to be used mainly to understand if any command fail.</text:p>
        </text:list-item>
      </text:list>
      <text:p text:style-name="P12">Under [0xA0] the instructions are:</text:p>
      <text:list xml:id="list105844218880919" text:continue-numbering="true" text:style-name="WWNum1">
        <text:list-item>
          <text:p text:style-name="P10">[0x80], [0x82] - Master and User PIN verification</text:p>
        </text:list-item>
        <text:list-item>
          <text:p text:style-name="P10">[0x81], [0x83] - Master and User PIN setting: both require the (old) Master PIN to be verified.</text:p>
        </text:list-item>
      </text:list>
      <text:p text:style-name="P12">Under [0xB0] the old instructions are all present, even if [0x74] is deprecated and kept only for backward compatibility. All of them now issue proper SW errors. Besides, some of them received a change in APDU formats/behaviour:</text:p>
      <text:list xml:id="list105844348098895" text:continue-numbering="true" text:style-name="WWNum1">
        <text:list-item>
          <text:p text:style-name="P10">[0x76] - Write To Scratch: length checks are performed on the offset value provided, also in relation to the amount of data to write.</text:p>
        </text:list-item>
        <text:list-item>
          <text:p text:style-name="P10"><text:soft-page-break/>[0x75] - Generate Card Key: input emptiness is checked, no flag is explicitly set about card cipher initialization.</text:p>
        </text:list-item>
        <text:list-item>
          <text:p text:style-name="P10">[0x70] - Get Card Public Key: the main change is that the Public Key modulus is always written to scratch before returning its value, to prevent improper data to be read.</text:p>
        </text:list-item>
      </text:list>
      <text:p text:style-name="P4"><draw:frame draw:style-name="fr1" draw:name="image7.png" text:anchor-type="as-char" svg:width="6.5in" svg:height="0.0417in" draw:z-index="0"><draw:image xlink:href="Pictures/10000201000004B000000008B9A770DDBFF3DF67.png" xlink:type="simple" xlink:show="embed" xlink:actuate="onLoad"/><svg:desc>horizontal line</svg:desc></draw:frame></text:p>
      <text:p text:style-name="P28"><text:bookmark text:name="_2cxg97f6r2vk"/>Implementation of Best security practices</text:p>
      <text:p text:style-name="P25"><text:bookmark text:name="_ojm7e0q5spwq"/>✅ Initialisation and Clearing of Sensitive data [❎]</text:p>
      <text:p text:style-name="P13">After improvement, all sensitive data is cleared (zeroed) right when it is not needed anymore. Along with edits on [0x70], this improvement, prevents also the possibility to read decrypted database blocks.</text:p>
      <text:p text:style-name="P26"><text:bookmark text:name="_jn98bs13wytd"/>✅ Use of exceptions [❎]</text:p>
      <text:p text:style-name="P13">Exceptions are now catched, with cleaning of sensitive data done also in these situations. Moreover, proper SW error codes are issued.</text:p>
      <text:p text:style-name="P26"><text:bookmark text:name="_na5xz6gdq0pr"/>✅ Initialisation of primitives and arrays [❎]</text:p>
      <text:p text:style-name="P13">The primitives and byte arrays were initialised to NULL to remove garbage values. </text:p>
      <text:p text:style-name="P26"><text:bookmark text:name="_3ilyg6ytcott"/>✅ Fault induction checks [❎]</text:p>
      <text:p text:style-name="P6">All sensitive checks were performed when absent (invalid CLA…), and redundancy was added to prevent the tampering with the instruction pointer of the smartcard.</text:p>
      <text:p text:style-name="P26"><text:bookmark text:name="_1tkf8z6wfeb7"/>✅/❎ Authorised Access [❎]</text:p>
      <text:p text:style-name="P13">The applet didn’t provide any authorization and authentication to access the applet and to use/edit the current configuration of the card. A two-PIN based authentication (Master &amp; User PINs) was implemented for JavaCard, with particular attention on the first setup and erasing of data when problems occur. Still, the PIN verification is done in plaintext.</text:p>
      <text:p text:style-name="P13">However, considering the use-case for the applet, the usage of PIN mitigates the General Oracle attack and possible Padding Oracle/Side Channel attacks, by dropping unauthorized APDUs.</text:p>
      <text:p text:style-name="P13"><draw:frame draw:style-name="fr1" draw:name="image3.png" text:anchor-type="as-char" svg:width="6.5in" svg:height="0.0417in" draw:z-index="0"><draw:image xlink:href="Pictures/10000201000004B000000008B9A770DDBFF3DF67.png" xlink:type="simple" xlink:show="embed" xlink:actuate="onLoad"/><svg:desc>horizontal line</svg:desc></draw:frame></text:p>
      <text:p text:style-name="P30"><text:bookmark text:name="_te5s3lkgdz0a"/>States</text:p>
      <text:p text:style-name="P13">The implementation of PIN verification provides a first (partial) management of states. When states are not explicitly managed (such as for ciphers initialization), exceptions are raised effectively preventing some operations to be performed when particular objects are not ready to be used. Also the separation in 3 classes of commands helps in this. As it will be read in Future works, more consistent management can be done, even if after verification of the user with its PIN should prevent malicious APDUs to be sent trying to exploit the missing state management.</text:p>
      <text:p text:style-name="P13">Right now, only two cases aren’t managed by clear exceptions: the setting of transaction and password keys. Indeed, if nothing has been written to the scratch area, those will be set to random values (sometimes returning errors because of zeroed initialization of the scratch area).</text:p>
      <text:p text:style-name="P13"><draw:frame draw:style-name="fr1" draw:name="image4.png" text:anchor-type="as-char" svg:width="6.5in" svg:height="0.0417in" draw:z-index="0"><draw:image xlink:href="Pictures/10000201000004B000000008B9A770DDBFF3DF67.png" xlink:type="simple" xlink:show="embed" xlink:actuate="onLoad"/><svg:desc>horizontal line</svg:desc></draw:frame></text:p>
      <text:p text:style-name="P31"><text:bookmark text:name="_x0yly89n4t9o"/>Profiling</text:p>
      <text:p text:style-name="P14"><text:soft-page-break/>Some profiling has been performed for all the commands (timings are in ms, average over 20 trials, smart-card <text:a xlink:type="simple" xlink:href="https://github.com/JavaCardSpot-dev/KeepassNFCApplet#known-compatibilities" text:style-name="Internet_20_link" text:visited-style-name="Visited_20_Internet_20_Link">NXP J2E 081</text:a>). The results can be found in Appendix A.</text:p>
      <text:p text:style-name="P14">About the B073 command (block decryption): a fully populated KeePass database can be long around 200 KiB, that corresponds to 1600 executions of given command. These result in a total execution time of around 150 seconds, or 2.5 minutes. This should be improved.</text:p>
      <text:p text:style-name="P14">To use JCProfiler, keys setting and block decryption were chosen to test.</text:p>
      <text:list xml:id="list8330748530864371872" text:style-name="WWNum4">
        <text:list-item>
          <text:p text:style-name="P11">For the Card Key generation, random operations are performed. These bring to inconsistent results (third breakpoint can last <text:span text:style-name="T2">-</text:span>13000 ms).</text:p>
        </text:list-item>
        <text:list-item>
          <text:p text:style-name="P11">All other operations require multiple APDUs requests for setup. In particular, the card public key must be used to encrypt some of the communications (password/transaction key), send it with WriteToScratch and then elaborate it. These cannot be simply performed by sending one static APDU.<text:line-break/>Even after trying to edit the PerfTests class to issue multiple APDUs for setup just once, the encryption could not be performed in the meanwhile.</text:p>
        </text:list-item>
        <text:list-item>
          <text:p text:style-name="P11">Even pre-preparing card status and inhibiting data cleanup on select doesn’t fix it.</text:p>
        </text:list-item>
      </text:list>
      <text:p text:style-name="P15"><draw:frame draw:style-name="fr1" draw:name="image6.png" text:anchor-type="as-char" svg:width="6.5in" svg:height="0.0417in" draw:z-index="0"><draw:image xlink:href="Pictures/10000201000004B000000008B9A770DDBFF3DF67.png" xlink:type="simple" xlink:show="embed" xlink:actuate="onLoad"/><svg:desc>horizontal line</svg:desc></draw:frame></text:p>
      <text:p text:style-name="P15"><text:span text:style-name="T11">Future work</text:span></text:p>
      <text:p text:style-name="P15">This applet can be improved in several ways:</text:p>
      <text:list xml:id="list8256118809240009127" text:style-name="WWNum2">
        <text:list-item>
          <text:p text:style-name="P18">HMAC encrypted communication</text:p>
        </text:list-item>
        <text:list-item>
          <text:p text:style-name="P18">Drop usage of 01/02 to show success/failure of commands, and just use SW codes</text:p>
        </text:list-item>
        <text:list-item>
          <text:p text:style-name="P18">Offer method to know the maximum amount of data that can be sent each time</text:p>
        </text:list-item>
        <text:list-item>
          <text:p text:style-name="P19">Support for long APDUs</text:p>
        </text:list-item>
        <text:list-item>
          <text:p text:style-name="P19">Support for encryption of database</text:p>
        </text:list-item>
        <text:list-item>
          <text:p text:style-name="P19">Support for ChaCha20/Twofish/other algorithms supported by KeePass or its plugins</text:p>
        </text:list-item>
        <text:list-item>
          <text:p text:style-name="P19">Manage states of the applet to prevent wrong commands to be called</text:p>
        </text:list-item>
        <text:list-item>
          <text:p text:style-name="P19">Setting initial Master/User PINs during installation with a payload</text:p>
        </text:list-item>
        <text:list-item>
          <text:p text:style-name="P19">DH-like key derivation instead of PIN/transaction key (with shared secret set during installation)</text:p>
        </text:list-item>
        <text:list-item>
          <text:p text:style-name="P19">Optimize for execution on real cards (currently, it can take <text:a xlink:type="simple" xlink:href="https://github.com/JavaCardSpot-dev/KeepassNFCApplet#timings" text:style-name="Internet_20_link" text:visited-style-name="Visited_20_Internet_20_Link">several seconds or minutes</text:a> to perform specific actions)</text:p>
        </text:list-item>
      </text:list>
      <text:p text:style-name="P15">Also the repository can be improved:</text:p>
      <text:list xml:id="list4339032269471377658" text:style-name="WWNum5">
        <text:list-item>
          <text:p text:style-name="P21"><text:s/>Leave a single build system, or correctly maintain/link both</text:p>
        </text:list-item>
        <text:list-item>
          <text:p text:style-name="P20"><text:soft-page-break/><text:s/>Provide multiple client implementations (different simulators/libraries)</text:p>
        </text:list-item>
        <text:list-item>
          <text:p text:style-name="P20"><text:s/>Run tests using different simulators and directly calling methods</text:p>
        </text:list-item>
        <text:list-item>
          <text:p text:style-name="P22"><text:s/>Add tests to cover all the applet code. Also, test and check coverage of clients.</text:p>
        </text:list-item>
      </text:list>
      <text:p text:style-name="P4"><draw:frame draw:style-name="fr1" draw:name="image5.png" text:anchor-type="as-char" svg:width="6.5in" svg:height="0.0417in" draw:z-index="0"><draw:image xlink:href="Pictures/10000201000004B000000008B9A770DDBFF3DF67.png" xlink:type="simple" xlink:show="embed" xlink:actuate="onLoad"/><svg:desc>horizontal line</svg:desc></draw:frame></text:p>
      <text:p text:style-name="P35"><text:bookmark text:name="_itt1up8fwmou"/>Appendix A</text:p>
      <text:p text:style-name="P29"><text:bookmark text:name="_8q5shcoggvu3"/>Whole-command timings (over 20 measurements)</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7"><text:span text:style-name="T2">Header</text:span></text:p>
          </table:table-cell>
          <table:table-cell table:style-name="Table1.A1" office:value-type="string">
            <text:p text:style-name="P17"><text:span text:style-name="T2">Avg timing (ms)</text:span></text:p>
          </table:table-cell>
          <table:table-cell table:style-name="Table1.A1" office:value-type="string">
            <text:p text:style-name="P17"><text:span text:style-name="T2">Timing range (ms)</text:span></text:p>
          </table:table-cell>
          <table:table-cell table:style-name="Table1.A1" office:value-type="string">
            <text:p text:style-name="P16"><text:span text:style-name="T2">Notes</text:span></text:p>
          </table:table-cell>
        </table:table-row>
        <table:table-row table:style-name="Table1.1">
          <table:table-cell table:style-name="Table1.A1" office:value-type="string">
            <text:p text:style-name="P17">9072</text:p>
          </table:table-cell>
          <table:table-cell table:style-name="Table1.A1" office:value-type="string">
            <text:p text:style-name="P17">7</text:p>
          </table:table-cell>
          <table:table-cell table:style-name="Table1.A1" office:value-type="string">
            <text:p text:style-name="P17">7 - 8</text:p>
          </table:table-cell>
          <table:table-cell table:style-name="Table1.A1" office:value-type="string">
            <text:p text:style-name="P16">(get lock reason/remaining PINs), direct read</text:p>
          </table:table-cell>
        </table:table-row>
        <table:table-row table:style-name="Table1.1">
          <table:table-cell table:style-name="Table1.A1" office:value-type="string">
            <text:p text:style-name="P17">9074</text:p>
          </table:table-cell>
          <table:table-cell table:style-name="Table1.A1" office:value-type="string">
            <text:p text:style-name="P17">7</text:p>
          </table:table-cell>
          <table:table-cell table:style-name="Table1.A1" office:value-type="string">
            <text:p text:style-name="P17">7 - 9</text:p>
          </table:table-cell>
          <table:table-cell table:style-name="Table1.A1" office:value-type="string">
            <text:p text:style-name="P16">(get version), direct read</text:p>
          </table:table-cell>
        </table:table-row>
        <table:table-row table:style-name="Table1.1">
          <table:table-cell table:style-name="Table1.A1" office:value-type="string">
            <text:p text:style-name="P17">A080</text:p>
          </table:table-cell>
          <table:table-cell table:style-name="Table1.A1" office:value-type="string">
            <text:p text:style-name="P17">37</text:p>
          </table:table-cell>
          <table:table-cell table:style-name="Table1.A1" office:value-type="string">
            <text:p text:style-name="P17">37 - 39</text:p>
          </table:table-cell>
          <table:table-cell table:style-name="Table1.A1" office:value-type="string">
            <text:p text:style-name="P16">(verify Master PIN)</text:p>
          </table:table-cell>
        </table:table-row>
        <table:table-row table:style-name="Table1.1">
          <table:table-cell table:style-name="Table1.A1" office:value-type="string">
            <text:p text:style-name="P17">A081</text:p>
          </table:table-cell>
          <table:table-cell table:style-name="Table1.A1" office:value-type="string">
            <text:p text:style-name="P17">33</text:p>
          </table:table-cell>
          <table:table-cell table:style-name="Table1.A1" office:value-type="string">
            <text:p text:style-name="P17">33 - 34</text:p>
          </table:table-cell>
          <table:table-cell table:style-name="Table1.A1" office:value-type="string">
            <text:p text:style-name="P16">(set Master PIN)</text:p>
          </table:table-cell>
        </table:table-row>
        <table:table-row table:style-name="Table1.1">
          <table:table-cell table:style-name="Table1.A1" office:value-type="string">
            <text:p text:style-name="P17">A082</text:p>
          </table:table-cell>
          <table:table-cell table:style-name="Table1.A1" office:value-type="string">
            <text:p text:style-name="P17">37</text:p>
          </table:table-cell>
          <table:table-cell table:style-name="Table1.A1" office:value-type="string">
            <text:p text:style-name="P17">37 - 38</text:p>
          </table:table-cell>
          <table:table-cell table:style-name="Table1.A1" office:value-type="string">
            <text:p text:style-name="P16">(verify User PIN)</text:p>
          </table:table-cell>
        </table:table-row>
        <table:table-row table:style-name="Table1.1">
          <table:table-cell table:style-name="Table1.A1" office:value-type="string">
            <text:p text:style-name="P17">A083</text:p>
          </table:table-cell>
          <table:table-cell table:style-name="Table1.A1" office:value-type="string">
            <text:p text:style-name="P17">33</text:p>
          </table:table-cell>
          <table:table-cell table:style-name="Table1.A1" office:value-type="string">
            <text:p text:style-name="P17">32 - 34</text:p>
          </table:table-cell>
          <table:table-cell table:style-name="Table1.A1" office:value-type="string">
            <text:p text:style-name="P16">(set User PIN)</text:p>
          </table:table-cell>
        </table:table-row>
        <table:table-row table:style-name="Table1.1">
          <table:table-cell table:style-name="Table1.A1" office:value-type="string">
            <text:p text:style-name="P17">B070</text:p>
            <text:p text:style-name="P17"><text:span text:style-name="T12">010000</text:span></text:p>
          </table:table-cell>
          <table:table-cell table:style-name="Table1.A1" office:value-type="string">
            <text:p text:style-name="P17">13</text:p>
          </table:table-cell>
          <table:table-cell table:style-name="Table1.A1" office:value-type="string">
            <text:p text:style-name="P17">13 - 14</text:p>
          </table:table-cell>
          <table:table-cell table:style-name="Table1.A1" office:value-type="string">
            <text:p text:style-name="P16">(get Card Key exponent) Supposed one execution every usage.</text:p>
          </table:table-cell>
        </table:table-row>
        <table:table-row table:style-name="Table1.1">
          <table:table-cell table:style-name="Table1.A1" office:value-type="string">
            <text:p text:style-name="P17">B070</text:p>
            <text:p text:style-name="P17"><text:span text:style-name="T12">020000</text:span></text:p>
          </table:table-cell>
          <table:table-cell table:style-name="Table1.A1" office:value-type="string">
            <text:p text:style-name="P17">44</text:p>
          </table:table-cell>
          <table:table-cell table:style-name="Table1.A1" office:value-type="string">
            <text:p text:style-name="P17">44 - 45</text:p>
          </table:table-cell>
          <table:table-cell table:style-name="Table1.A1" office:value-type="string">
            <text:p text:style-name="P16">(get Card Key modulus - first part) Supposed one execution every usage.</text:p>
          </table:table-cell>
        </table:table-row>
        <table:table-row table:style-name="Table1.1">
          <table:table-cell table:style-name="Table1.A1" office:value-type="string">
            <text:p text:style-name="P17">B071</text:p>
          </table:table-cell>
          <table:table-cell table:style-name="Table1.A1" office:value-type="string">
            <text:p text:style-name="P17">714</text:p>
          </table:table-cell>
          <table:table-cell table:style-name="Table1.A1" office:value-type="string">
            <text:p text:style-name="P17">714 - 716</text:p>
          </table:table-cell>
          <table:table-cell table:style-name="Table1.A1" office:value-type="string">
            <text:p text:style-name="P16">(set password key) Supposed one execution every long time.</text:p>
          </table:table-cell>
        </table:table-row>
        <table:table-row table:style-name="Table1.1">
          <table:table-cell table:style-name="Table1.A1" office:value-type="string">
            <text:p text:style-name="P17">B072</text:p>
          </table:table-cell>
          <table:table-cell table:style-name="Table1.A1" office:value-type="string">
            <text:p text:style-name="P17">699</text:p>
          </table:table-cell>
          <table:table-cell table:style-name="Table1.A1" office:value-type="string">
            <text:p text:style-name="P17">698 - 700</text:p>
          </table:table-cell>
          <table:table-cell table:style-name="Table1.A1" office:value-type="string">
            <text:p text:style-name="P16">(set transaction key) Supposed one execution every usage.</text:p>
          </table:table-cell>
        </table:table-row>
        <table:table-row table:style-name="Table1.1">
          <table:table-cell table:style-name="Table1.A1" office:value-type="string">
            <text:p text:style-name="P17">B073</text:p>
            <text:p text:style-name="P17"><text:span text:style-name="T12">P1!=80</text:span></text:p>
          </table:table-cell>
          <table:table-cell table:style-name="Table1.A1" office:value-type="string">
            <text:p text:style-name="P17">96</text:p>
          </table:table-cell>
          <table:table-cell table:style-name="Table1.A1" office:value-type="string">
            <text:p text:style-name="P17">95 - 97</text:p>
          </table:table-cell>
          <table:table-cell table:style-name="Table1.A1" office:value-type="string">
            <text:p text:style-name="P16">(decrypt one block) Decrypting 128 bytes unique block.</text:p>
          </table:table-cell>
        </table:table-row>
        <table:table-row table:style-name="Table1.1">
          <table:table-cell table:style-name="Table1.A1" office:value-type="string">
            <text:p text:style-name="P17">B075</text:p>
          </table:table-cell>
          <table:table-cell table:style-name="Table1.A1" office:value-type="string">
            <text:p text:style-name="P17">21660</text:p>
          </table:table-cell>
          <table:table-cell table:style-name="Table1.A1" office:value-type="string">
            <text:p text:style-name="P17">5557 - 54592</text:p>
          </table:table-cell>
          <table:table-cell table:style-name="Table1.A1" office:value-type="string">
            <text:p text:style-name="P16">(generate card key) Supposed one execution every long time.</text:p>
          </table:table-cell>
        </table:table-row>
        <table:table-row table:style-name="Table1.1">
          <table:table-cell table:style-name="Table1.A1" office:value-type="string">
            <text:p text:style-name="P17">B076</text:p>
          </table:table-cell>
          <table:table-cell table:style-name="Table1.A1" office:value-type="string">
            <text:p text:style-name="P17">14</text:p>
          </table:table-cell>
          <table:table-cell table:style-name="Table1.A1" office:value-type="string">
            <text:p text:style-name="P17">14 - 15</text:p>
          </table:table-cell>
          <table:table-cell table:style-name="Table1.A1" office:value-type="string">
            <text:p text:style-name="P16">(write to scratch) Writing 16 bytes to scratch ~encrypted transaction key.</text:p>
          </table:table-cell>
        </table:table-row>
        <table:table-row table:style-name="Table1.1">
          <table:table-cell table:style-name="Table1.A1" office:value-type="string">
            <text:p text:style-name="P17">B076</text:p>
          </table:table-cell>
          <table:table-cell table:style-name="Table1.A1" office:value-type="string">
            <text:p text:style-name="P17">18</text:p>
          </table:table-cell>
          <table:table-cell table:style-name="Table1.A1" office:value-type="string">
            <text:p text:style-name="P17">18</text:p>
          </table:table-cell>
          <table:table-cell table:style-name="Table1.A1" office:value-type="string">
            <text:p text:style-name="P16">(write to scratch) Writing 32 bytes to scratch ~encrypted password key.</text:p>
          </table:table-cell>
        </table:table-row>
        <table:table-row table:style-name="Table1.1">
          <table:table-cell table:style-name="Table1.A1" office:value-type="string">
            <text:p text:style-name="P17">B076</text:p>
          </table:table-cell>
          <table:table-cell table:style-name="Table1.A1" office:value-type="string">
            <text:p text:style-name="P17">26</text:p>
          </table:table-cell>
          <table:table-cell table:style-name="Table1.A1" office:value-type="string">
            <text:p text:style-name="P17">26 - 27</text:p>
          </table:table-cell>
          <table:table-cell table:style-name="Table1.A1" office:value-type="string">
            <text:p text:style-name="P16">(write to scratch) Writing 64 bytes to scratch, more than needed by keys.</text:p>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style:text-autospace="ideograph-alpha" style:line-break="strict" style:writing-mode="lr-tb" style:font-independent-line-spacing="false">
        <style:tab-stops/>
      </style:paragraph-properties>
      <style:text-properties style:use-window-font-color="true" style:font-name="Open Sans" fo:font-size="11pt" fo:language="en" fo:country="none" style:letter-kerning="tru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margin-left="-0.0102in" fo:margin-right="0in" fo:margin-top="0.139in" fo:margin-bottom="0in" loext:contextual-spacing="false" fo:line-height="150%" fo:hyphenation-ladder-count="no-limit" fo:text-indent="0in" style:auto-text-indent="false" style:text-autospace="ideograph-alpha" style:punctuation-wrap="hanging" style:line-break="strict" style:tab-stop-distance="0.5in" style:writing-mode="page"/>
      <style:text-properties style:use-window-font-color="true" style:font-name="Open Sans" fo:font-size="11pt" fo:language="en" fo:country="none" style:letter-kerning="tru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0102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MP3" style:family="paragraph" style:parent-style-name="Standard">
      <style:paragraph-properties fo:margin-top="0.139in" fo:margin-bottom="0in" loext:contextual-spacing="false" fo:padding="0in" fo:border="none"/>
    </style:style>
    <style:style style:name="MP4" style:family="paragraph" style:parent-style-name="Subtitle">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9374in" fo:margin-right="0.8752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6</text:page-number></text:p>
      </style:footer>
    </style:master-page>
    <style:master-page style:name="Converted1" style:page-layout-name="Mpm2"/>
    <style:master-page style:name="First_20_Page" style:display-name="First Page" style:page-layout-name="Mpm3" style:next-style-name="Standard">
      <style:header>
        <text:p text:style-name="MP3"/>
      </style:header>
      <style:footer>
        <text:p text:style-name="MP1"><draw:frame draw:style-name="Mfr1" draw:name="image9.png" text:anchor-type="as-char" svg:width="6.5in" svg:height="0.028in" draw:z-index="0"><draw:image xlink:href="Pictures/10000201000004B000000004EAAB421C2B7CE04C.png" xlink:type="simple" xlink:show="embed" xlink:actuate="onLoad"/><svg:desc>horizontal line</svg:desc></draw:frame></text:p>
        <text:p text:style-name="MP4"><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6" meta:paragraph-count="138" meta:word-count="1183" meta:character-count="7151" meta:non-whitespace-character-count="6120"/>
    <meta:generator>LibreOfficeDev/5.1.0.3$Linux_X86_64 LibreOffice_project/</meta:generator>
  </office:meta>
</office:document-meta>
</file>